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ARACTERISTICI GENERALE</text:p>
      <text:p text:style-name="Normal">Tip telefon <text:s text:c="10"/><text:tab/><text:tab/>Smartphone</text:p>
      <text:p text:style-name="Normal">Sloturi SIM <text:s text:c="10"/><text:tab/><text:tab/>Dual SIM</text:p>
      <text:p text:style-name="Normal">Tip SIM <text:s text:c="14"/><text:tab/><text:tab/><text:s text:c="15"/>Nano SIM</text:p>
      <text:p text:style-name="Normal">Sistem de operare <text:s text:c="4"/><text:tab/><text:tab/>Android</text:p>
      <text:p text:style-name="Normal">Model procesor <text:s text:c="7"/><text:tab/><text:tab/>Exynos 2200</text:p>
      <text:p text:style-name="Normal">Tehnologii <text:s text:c="11"/><text:tab/><text:tab/>5G</text:p>
      <text:p text:style-name="Normal">Conectivitate <text:s text:c="8"/><text:tab/><text:tab/>Wi-Fi</text:p>
      <text:p text:style-name="Normal"><text:s text:c="22"/><text:tab/><text:tab/><text:s text:c="14"/>Bluetooth</text:p>
      <text:p text:style-name="Normal"><text:s text:c="22"/><text:tab/><text:tab/><text:s text:c="14"/>Incarcare wireless</text:p>
      <text:p text:style-name="Normal">Senzori <text:s text:c="14"/><text:tab/><text:tab/><text:s text:c="14"/>Amprenta</text:p>
      <text:p text:style-name="Normal">Continut pachet <text:s text:c="6"/><text:tab/><text:tab/>Telefon</text:p>
      <text:p text:style-name="Normal"><text:s text:c="22"/><text:tab/><text:tab/><text:s text:c="15"/>Cheie SIM</text:p>
      <text:p text:style-name="Normal"><text:s text:c="22"/><text:tab/><text:tab/><text:s text:c="15"/>Cablu de date USB Type-C</text:p>
      <text:p text:style-name="Normal">Culoare <text:s text:c="14"/><text:tab/><text:tab/><text:s text:c="15"/>Verde</text:p>
      <text:p text:style-name="Normal">Dimenisiuni <text:s text:c="10"/><text:tab/><text:tab/>75.8 x 7.6 x 157.4 mm</text:p>
      <text:p text:style-name="Normal">Greutate <text:s text:c="13"/><text:tab/><text:tab/>196 g</text:p>
      <text:p text:style-name="Normal">SAR (W/kg) <text:s text:c="11"/><text:tab/><text:tab/>Cap 0.573 W/kg</text:p>
      <text:p text:style-name="Normal"><text:s text:c="22"/><text:tab/><text:tab/><text:s text:c="14"/>Corp 1.399 W/kg</text:p>
      <text:p text:style-name="Normal">An aparitie <text:s text:c="10"/><text:tab/><text:tab/>2022</text:p>
      <text:p text:style-name="Normal">RO-Alert <text:s text:c="13"/><text:tab/><text:tab/>Da</text:p>
      <text:p text:style-name="Normal"/>
      <text:p text:style-name="P2">AFISARE</text:p>
      <text:p text:style-name="Normal">Dimensiune ecran <text:s text:c="5"/><text:tab/><text:tab/>6.6 inch</text:p>
      <text:p text:style-name="Normal">Tip display <text:s text:c="10"/><text:tab/><text:tab/>Dynamic AMOLED</text:p>
      <text:p text:style-name="Normal">Rezolutie (pixeli) <text:s text:c="3"/><text:tab/><text:tab/>2340 x 1080</text:p>
      <text:p text:style-name="Normal">Functii display <text:s text:c="6"/><text:tab/><text:tab/>120 Hz</text:p>
      <text:p text:style-name="Normal"/>
      <text:p text:style-name="P3">MEMORIE</text:p>
      <text:soft-page-break/>
      <text:p text:style-name="Normal">Memorie interna <text:s text:c="6"/><text:tab/><text:tab/>256 GB</text:p>
      <text:p text:style-name="Normal">Memorie RAM <text:s text:c="10"/><text:tab/><text:tab/>8 GB</text:p>
      <text:p text:style-name="Normal"/>
      <text:p text:style-name="Normal">CONECTIVITATE</text:p>
      <text:p text:style-name="Normal">Porturi <text:s text:c="14"/><text:tab/><text:tab/><text:s text:c="15"/>USB Type-C</text:p>
      <text:p text:style-name="Normal"/>
      <text:p text:style-name="P4">FOTO VIDEO</text:p>
      <text:p text:style-name="Normal">Numar camere <text:s text:c="9"/><text:tab/><text:tab/>3</text:p>
      <text:p text:style-name="Normal">Rezolutie camera principala <text:s text:c="7"/>12 MP Ultrawide</text:p>
      <text:p text:style-name="Normal"><text:s text:c="58"/>50 MP Wide</text:p>
      <text:p text:style-name="Normal"><text:s text:c="58"/>10 MP Telephoto</text:p>
      <text:p text:style-name="Normal">Rezolutie camera frontala <text:s text:c="11"/>10 Mpx</text:p>
      <text:p text:style-name="Normal">Blit <text:s text:c="52"/>Da</text:p>
      <text:p text:style-name="Normal"/>
      <text:p text:style-name="P5">ALIMENTARE</text:p>
      <text:p text:style-name="Normal">Capacitate baterie <text:s text:c="24"/>4500 mA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ON C.D. ANDREI-CRISTIAN</meta:initial-creator>
    <dc:creator>ION C.D. ANDREI-CRISTIAN</dc:creator>
    <meta:creation-date>2022-06-06T12:43:00Z</meta:creation-date>
    <dc:date>2022-06-06T12:45:00Z</dc:date>
    <meta:template xlink:href="Normal.dotm" xlink:type="simple"/>
    <meta:editing-cycles>1</meta:editing-cycles>
    <meta:editing-duration>PT120S</meta:editing-duration>
    <meta:document-statistic meta:page-count="2" meta:paragraph-count="3" meta:word-count="225" meta:character-count="1511" meta:row-count="10" meta:non-whitespace-character-count="1289"/>
  </office:meta>
</office:document-meta>
</file>